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47cm"/>
    </style:style>
    <style:style style:name="co2" style:family="table-column">
      <style:table-column-properties fo:break-before="auto" style:column-width="0.771cm"/>
    </style:style>
    <style:style style:name="co3" style:family="table-column">
      <style:table-column-properties fo:break-before="auto" style:column-width="1.621cm"/>
    </style:style>
    <style:style style:name="co4" style:family="table-column">
      <style:table-column-properties fo:break-before="auto" style:column-width="1.96cm"/>
    </style:style>
    <style:style style:name="co5" style:family="table-column">
      <style:table-column-properties fo:break-before="auto" style:column-width="8.031cm"/>
    </style:style>
    <style:style style:name="co6" style:family="table-column">
      <style:table-column-properties fo:break-before="auto" style:column-width="2.491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1.896cm"/>
    </style:style>
    <style:style style:name="co9" style:family="table-column">
      <style:table-column-properties fo:break-before="auto" style:column-width="1.91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<text:s/>Instance <text:s text:c="4"/></text:p>
          </table:table-cell>
          <table:table-cell table:style-name="ce1" office:value-type="string" calcext:value-type="string">
            <text:p>Mh</text:p>
          </table:table-cell>
          <table:table-cell table:style-name="ce1" office:value-type="string" calcext:value-type="string">
            <text:p>Decoder</text:p>
          </table:table-cell>
          <table:table-cell table:style-name="ce1" office:value-type="string" calcext:value-type="string">
            <text:p>Num Runs</text:p>
          </table:table-cell>
          <table:table-cell table:style-name="ce1" office:value-type="string" calcext:value-type="string">
            <text:p>Runs</text:p>
          </table:table-cell>
          <table:table-cell table:style-name="ce1" office:value-type="string" calcext:value-type="string">
            <text:p>Final objValue</text:p>
          </table:table-cell>
          <table:table-cell table:style-name="ce1" office:value-type="string" calcext:value-type="string">
            <text:p>Average objValue</text:p>
          </table:table-cell>
          <table:table-cell office:value-type="string" calcext:value-type="string">
            <text:p>Time Best</text:p>
          </table:table-cell>
          <table:table-cell office:value-type="string" calcext:value-type="string">
            <text:p>Time Total</text:p>
          </table:table-cell>
        </table:table-row>
        <table:table-row table:style-name="ro1">
          <table:table-cell table:style-name="ce1" office:value-type="string" calcext:value-type="string">
            <text:p>HEVTSP_1_20_1_TW_0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2021.68 2015.99 2015.99 2021.68 2015.99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2018,3</text:p>
          </table:table-cell>
          <table:table-cell office:value-type="float" office:value="33.354" calcext:value-type="float">
            <text:p>33,354</text:p>
          </table:table-cell>
          <table:table-cell office:value-type="float" office:value="100001" calcext:value-type="float">
            <text:p>100001</text:p>
          </table:table-cell>
        </table:table-row>
        <table:table-row table:style-name="ro1">
          <table:table-cell table:style-name="ce1" office:value-type="string" calcext:value-type="string">
            <text:p>HEVTSP_1_20_1_TW_1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2015.99 2015.99 2021.84 2015.99 2015.99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2017,2</text:p>
          </table:table-cell>
          <table:table-cell office:value-type="float" office:value="22.529" calcext:value-type="float">
            <text:p>22,529</text:p>
          </table:table-cell>
          <table:table-cell office:value-type="float" office:value="100001" calcext:value-type="float">
            <text:p>100001</text:p>
          </table:table-cell>
        </table:table-row>
        <table:table-row table:style-name="ro1">
          <table:table-cell table:style-name="ce1" office:value-type="string" calcext:value-type="string">
            <text:p>HEVTSP_1_20_1_TW_2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2021.84 2021.84 2021.84 2021.84 2015.99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2020,7</text:p>
          </table:table-cell>
          <table:table-cell office:value-type="float" office:value="21.956" calcext:value-type="float">
            <text:p>21,956</text:p>
          </table:table-cell>
          <table:table-cell office:value-type="float" office:value="100001" calcext:value-type="float">
            <text:p>100001</text:p>
          </table:table-cell>
        </table:table-row>
        <table:table-row table:style-name="ro1">
          <table:table-cell table:style-name="ce1" office:value-type="string" calcext:value-type="string">
            <text:p>HEVTSP_1_20_1_TW_3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2021.84 2021.84 2015.99 2021.68 2015.99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2019,5</text:p>
          </table:table-cell>
          <table:table-cell office:value-type="string" calcext:value-type="string">
            <text:p>55,78</text:p>
          </table:table-cell>
          <table:table-cell office:value-type="float" office:value="100001" calcext:value-type="float">
            <text:p>100001</text:p>
          </table:table-cell>
        </table:table-row>
        <table:table-row table:style-name="ro1">
          <table:table-cell table:style-name="ce1" office:value-type="string" calcext:value-type="string">
            <text:p>HEVTSP_1_20_1_TW_4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2015.99 2015.99 2015.99 2015.99 2015.99</text:p>
          </table:table-cell>
          <table:table-cell table:number-columns-repeated="2" table:style-name="ce1" office:value-type="float" office:value="2016" calcext:value-type="float">
            <text:p>2016</text:p>
          </table:table-cell>
          <table:table-cell office:value-type="float" office:value="41607" calcext:value-type="float">
            <text:p>41607</text:p>
          </table:table-cell>
          <table:table-cell office:value-type="float" office:value="100001" calcext:value-type="float">
            <text:p>100001</text:p>
          </table:table-cell>
        </table:table-row>
        <table:table-row table:style-name="ro1">
          <table:table-cell table:style-name="ce1" office:value-type="string" calcext:value-type="string">
            <text:p>HEVTSP_1_20_1_TW_5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2015.99 2015.99 2021.84 2021.84 2015.99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2018,3</text:p>
          </table:table-cell>
          <table:table-cell office:value-type="string" calcext:value-type="string">
            <text:p>40,93</text:p>
          </table:table-cell>
          <table:table-cell office:value-type="float" office:value="100001" calcext:value-type="float">
            <text:p>100001</text:p>
          </table:table-cell>
        </table:table-row>
        <table:table-row table:style-name="ro1">
          <table:table-cell table:style-name="ce1" office:value-type="string" calcext:value-type="string">
            <text:p>HEVTSP_1_20_2_TW_0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2014.61 2012.44 2017.30 2012.44 2010.01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2013,4</text:p>
          </table:table-cell>
          <table:table-cell office:value-type="float" office:value="35545" calcext:value-type="float">
            <text:p>35545</text:p>
          </table:table-cell>
          <table:table-cell office:value-type="float" office:value="100001" calcext:value-type="float">
            <text:p>100001</text:p>
          </table:table-cell>
        </table:table-row>
        <table:table-row table:style-name="ro1">
          <table:table-cell table:style-name="ce1" office:value-type="string" calcext:value-type="string">
            <text:p>HEVTSP_1_20_2_TW_1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2004.23 1997.46 2004.26 2010.01 2001.35</text:p>
          </table:table-cell>
          <table:table-cell table:style-name="ce1" office:value-type="string" calcext:value-type="string">
            <text:p>1997,5</text:p>
          </table:table-cell>
          <table:table-cell table:style-name="ce1" office:value-type="string" calcext:value-type="string">
            <text:p>2003,5</text:p>
          </table:table-cell>
          <table:table-cell office:value-type="float" office:value="47526" calcext:value-type="float">
            <text:p>47526</text:p>
          </table:table-cell>
          <table:table-cell office:value-type="float" office:value="100001" calcext:value-type="float">
            <text:p>100001</text:p>
          </table:table-cell>
        </table:table-row>
        <table:table-row table:style-name="ro1">
          <table:table-cell table:style-name="ce1" office:value-type="string" calcext:value-type="string">
            <text:p>HEVTSP_1_20_2_TW_2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2006.25 2017.97 2038.23 2009.67 2015.93</text:p>
          </table:table-cell>
          <table:table-cell table:style-name="ce1" office:value-type="string" calcext:value-type="string">
            <text:p>2006,3</text:p>
          </table:table-cell>
          <table:table-cell table:style-name="ce1" office:value-type="string" calcext:value-type="string">
            <text:p>2017,6</text:p>
          </table:table-cell>
          <table:table-cell office:value-type="float" office:value="58538" calcext:value-type="float">
            <text:p>585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EVTSP_1_20_2_TW_3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2001.88 2005.46 2000.77 2013.72 2007.62</text:p>
          </table:table-cell>
          <table:table-cell table:style-name="ce1" office:value-type="string" calcext:value-type="string">
            <text:p>2000,8</text:p>
          </table:table-cell>
          <table:table-cell table:style-name="ce1" office:value-type="string" calcext:value-type="string">
            <text:p>2005,9</text:p>
          </table:table-cell>
          <table:table-cell office:value-type="float" office:value="44715" calcext:value-type="float">
            <text:p>447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EVTSP_1_20_2_TW_4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2004.22 1969.78 2000.32 2002.25 1969.86</text:p>
          </table:table-cell>
          <table:table-cell table:style-name="ce1" office:value-type="string" calcext:value-type="string">
            <text:p>1969,8</text:p>
          </table:table-cell>
          <table:table-cell table:style-name="ce1" office:value-type="string" calcext:value-type="string">
            <text:p>1989,3</text:p>
          </table:table-cell>
          <table:table-cell office:value-type="float" office:value="28085" calcext:value-type="float">
            <text:p>28085</text:p>
          </table:table-cell>
          <table:table-cell office:value-type="float" office:value="82918" calcext:value-type="float">
            <text:p>82918</text:p>
          </table:table-cell>
        </table:table-row>
        <table:table-row table:style-name="ro1">
          <table:table-cell table:style-name="ce1" office:value-type="string" calcext:value-type="string">
            <text:p>HEVTSP_1_20_2_TW_5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2000.15 1971.60 1999.89 1993.54 2000.24</text:p>
          </table:table-cell>
          <table:table-cell table:style-name="ce1" office:value-type="string" calcext:value-type="string">
            <text:p>1971,6</text:p>
          </table:table-cell>
          <table:table-cell table:style-name="ce1" office:value-type="string" calcext:value-type="string">
            <text:p>1993,1</text:p>
          </table:table-cell>
          <table:table-cell office:value-type="float" office:value="68343" calcext:value-type="float">
            <text:p>683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EVTSP_1_20_3_TW_0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615.68 1606.42 1615.68 1643.08 1615.68</text:p>
          </table:table-cell>
          <table:table-cell table:style-name="ce1" office:value-type="string" calcext:value-type="string">
            <text:p>1606,4</text:p>
          </table:table-cell>
          <table:table-cell table:style-name="ce1" office:value-type="string" calcext:value-type="string">
            <text:p>1619,3</text:p>
          </table:table-cell>
          <table:table-cell office:value-type="float" office:value="57205" calcext:value-type="float">
            <text:p>57205</text:p>
          </table:table-cell>
          <table:table-cell office:value-type="float" office:value="86881" calcext:value-type="float">
            <text:p>86881</text:p>
          </table:table-cell>
        </table:table-row>
        <table:table-row table:style-name="ro1">
          <table:table-cell table:style-name="ce1" office:value-type="string" calcext:value-type="string">
            <text:p>HEVTSP_1_20_3_TW_1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606.42 1606.42 1606.42 1606.42 1606.42</text:p>
          </table:table-cell>
          <table:table-cell table:number-columns-repeated="2" table:style-name="ce1" office:value-type="string" calcext:value-type="string">
            <text:p>1606,4</text:p>
          </table:table-cell>
          <table:table-cell table:number-columns-repeated="2" office:value-type="float" office:value="33571" calcext:value-type="float">
            <text:p>33571</text:p>
          </table:table-cell>
        </table:table-row>
        <table:table-row table:style-name="ro1">
          <table:table-cell table:style-name="ce1" office:value-type="string" calcext:value-type="string">
            <text:p>HEVTSP_1_20_3_TW_2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655.07 1646.65 1650.78 1635.15 1646.65</text:p>
          </table:table-cell>
          <table:table-cell table:style-name="ce1" office:value-type="string" calcext:value-type="string">
            <text:p>1635,1</text:p>
          </table:table-cell>
          <table:table-cell table:style-name="ce1" office:value-type="string" calcext:value-type="string">
            <text:p>1646,9</text:p>
          </table:table-cell>
          <table:table-cell office:value-type="string" calcext:value-type="string">
            <text:p>49,79</text:p>
          </table:table-cell>
          <table:table-cell office:value-type="float" office:value="100001" calcext:value-type="float">
            <text:p>100001</text:p>
          </table:table-cell>
        </table:table-row>
        <table:table-row table:style-name="ro1">
          <table:table-cell table:style-name="ce1" office:value-type="string" calcext:value-type="string">
            <text:p>HEVTSP_1_20_3_TW_3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606.42 1606.42 1606.42 1606.42 1606.65</text:p>
          </table:table-cell>
          <table:table-cell table:style-name="ce1" office:value-type="string" calcext:value-type="string">
            <text:p>1606,4</text:p>
          </table:table-cell>
          <table:table-cell table:style-name="ce1" office:value-type="string" calcext:value-type="string">
            <text:p>1606,5</text:p>
          </table:table-cell>
          <table:table-cell office:value-type="float" office:value="30819" calcext:value-type="float">
            <text:p>30819</text:p>
          </table:table-cell>
          <table:table-cell office:value-type="float" office:value="48468" calcext:value-type="float">
            <text:p>48468</text:p>
          </table:table-cell>
        </table:table-row>
        <table:table-row table:style-name="ro1">
          <table:table-cell table:style-name="ce1" office:value-type="string" calcext:value-type="string">
            <text:p>HEVTSP_1_20_3_TW_4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606.42 1606.42 1606.42 1609.17 1632.95</text:p>
          </table:table-cell>
          <table:table-cell table:style-name="ce1" office:value-type="string" calcext:value-type="string">
            <text:p>1606,4</text:p>
          </table:table-cell>
          <table:table-cell table:style-name="ce1" office:value-type="string" calcext:value-type="string">
            <text:p>1612,3</text:p>
          </table:table-cell>
          <table:table-cell office:value-type="float" office:value="59146" calcext:value-type="float">
            <text:p>59146</text:p>
          </table:table-cell>
          <table:table-cell office:value-type="string" calcext:value-type="string">
            <text:p>79,01</text:p>
          </table:table-cell>
        </table:table-row>
        <table:table-row table:style-name="ro1">
          <table:table-cell table:style-name="ce1" office:value-type="string" calcext:value-type="string">
            <text:p>HEVTSP_1_20_3_TW_5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655.07 1646.82 1646.65 1635.65 1649.02</text:p>
          </table:table-cell>
          <table:table-cell table:style-name="ce1" office:value-type="string" calcext:value-type="string">
            <text:p>1635,6</text:p>
          </table:table-cell>
          <table:table-cell table:style-name="ce1" office:value-type="string" calcext:value-type="string">
            <text:p>1646,6</text:p>
          </table:table-cell>
          <table:table-cell office:value-type="float" office:value="48067" calcext:value-type="float">
            <text:p>48067</text:p>
          </table:table-cell>
          <table:table-cell office:value-type="float" office:value="100001" calcext:value-type="float">
            <text:p>100001</text:p>
          </table:table-cell>
        </table:table-row>
        <table:table-row table:style-name="ro1">
          <table:table-cell table:style-name="ce1" office:value-type="string" calcext:value-type="string">
            <text:p>HEVTSP_2_20_1_TW_0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7828.66 7856.12 7854.29 7878.64 7852.75</text:p>
          </table:table-cell>
          <table:table-cell table:style-name="ce1" office:value-type="string" calcext:value-type="string">
            <text:p>7828,7</text:p>
          </table:table-cell>
          <table:table-cell table:style-name="ce1" office:value-type="string" calcext:value-type="string">
            <text:p>7854,1</text:p>
          </table:table-cell>
          <table:table-cell office:value-type="float" office:value="40649" calcext:value-type="float">
            <text:p>406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EVTSP_2_20_1_TW_1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7812.82 7852.98 7832.61 7822.92 7822.81</text:p>
          </table:table-cell>
          <table:table-cell table:style-name="ce1" office:value-type="string" calcext:value-type="string">
            <text:p>7812,8</text:p>
          </table:table-cell>
          <table:table-cell table:style-name="ce1" office:value-type="string" calcext:value-type="string">
            <text:p>7828,8</text:p>
          </table:table-cell>
          <table:table-cell office:value-type="float" office:value="30567" calcext:value-type="float">
            <text:p>305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EVTSP_2_20_1_TW_2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7823.52 7810.82 7823.23 7821.31 7820.73</text:p>
          </table:table-cell>
          <table:table-cell table:style-name="ce1" office:value-type="string" calcext:value-type="string">
            <text:p>7810,8</text:p>
          </table:table-cell>
          <table:table-cell table:style-name="ce1" office:value-type="string" calcext:value-type="string">
            <text:p>7819,9</text:p>
          </table:table-cell>
          <table:table-cell office:value-type="float" office:value="52693" calcext:value-type="float">
            <text:p>526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EVTSP_2_20_1_TW_3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7858.71 7823.26 7823.82 7879.38 7895.40</text:p>
          </table:table-cell>
          <table:table-cell table:style-name="ce1" office:value-type="string" calcext:value-type="string">
            <text:p>7823,3</text:p>
          </table:table-cell>
          <table:table-cell table:style-name="ce1" office:value-type="string" calcext:value-type="string">
            <text:p>7856,1</text:p>
          </table:table-cell>
          <table:table-cell office:value-type="float" office:value="49353" calcext:value-type="float">
            <text:p>493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EVTSP_2_20_1_TW_4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7825.16 7823.62 7824.45 7859.51 7827.64</text:p>
          </table:table-cell>
          <table:table-cell table:style-name="ce1" office:value-type="string" calcext:value-type="string">
            <text:p>7823,6</text:p>
          </table:table-cell>
          <table:table-cell table:style-name="ce1" office:value-type="string" calcext:value-type="string">
            <text:p>7832,1</text:p>
          </table:table-cell>
          <table:table-cell office:value-type="float" office:value="47687" calcext:value-type="float">
            <text:p>476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EVTSP_2_20_1_TW_5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7823.26 7807.05 7822.81 7812.56 7813.07</text:p>
          </table:table-cell>
          <table:table-cell table:style-name="ce1" office:value-type="string" calcext:value-type="string">
            <text:p>7807,1</text:p>
          </table:table-cell>
          <table:table-cell table:style-name="ce1" office:value-type="string" calcext:value-type="string">
            <text:p>7815,8</text:p>
          </table:table-cell>
          <table:table-cell office:value-type="float" office:value="44148" calcext:value-type="float">
            <text:p>44148</text:p>
          </table:table-cell>
          <table:table-cell office:value-type="float" office:value="83373" calcext:value-type="float">
            <text:p>83373</text:p>
          </table:table-cell>
        </table:table-row>
        <table:table-row table:style-name="ro1">
          <table:table-cell table:style-name="ce1" office:value-type="string" calcext:value-type="string">
            <text:p>HEVTSP_2_20_2_TW_0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7728.78 7698.76 7702.80 7708.94 7720.66</text:p>
          </table:table-cell>
          <table:table-cell table:style-name="ce1" office:value-type="string" calcext:value-type="string">
            <text:p>7698,8</text:p>
          </table:table-cell>
          <table:table-cell table:style-name="ce1" office:value-type="float" office:value="7712" calcext:value-type="float">
            <text:p>7712</text:p>
          </table:table-cell>
          <table:table-cell office:value-type="float" office:value="48598" calcext:value-type="float">
            <text:p>485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EVTSP_2_20_2_TW_1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7686.60 7698.70 7697.95 7691.98 7682.34</text:p>
          </table:table-cell>
          <table:table-cell table:style-name="ce1" office:value-type="string" calcext:value-type="string">
            <text:p>7682,3</text:p>
          </table:table-cell>
          <table:table-cell table:style-name="ce1" office:value-type="string" calcext:value-type="string">
            <text:p>7691,5</text:p>
          </table:table-cell>
          <table:table-cell office:value-type="float" office:value="72379" calcext:value-type="float">
            <text:p>723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EVTSP_2_20_2_TW_2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7698.05 7694.69 7693.11 7693.15 7695.63</text:p>
          </table:table-cell>
          <table:table-cell table:style-name="ce1" office:value-type="string" calcext:value-type="string">
            <text:p>7693,1</text:p>
          </table:table-cell>
          <table:table-cell table:style-name="ce1" office:value-type="string" calcext:value-type="string">
            <text:p>7694,9</text:p>
          </table:table-cell>
          <table:table-cell office:value-type="float" office:value="51176" calcext:value-type="float">
            <text:p>511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EVTSP_2_20_2_TW_3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7706.45 7698.22 7708.10 7697.04 7697.22</text:p>
          </table:table-cell>
          <table:table-cell table:style-name="ce1" office:value-type="float" office:value="7697" calcext:value-type="float">
            <text:p>7697</text:p>
          </table:table-cell>
          <table:table-cell table:style-name="ce1" office:value-type="string" calcext:value-type="string">
            <text:p>7701,4</text:p>
          </table:table-cell>
          <table:table-cell office:value-type="float" office:value="39821" calcext:value-type="float">
            <text:p>398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EVTSP_2_20_2_TW_4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7688.85 7698.41 7696.22 7693.90 7687.65</text:p>
          </table:table-cell>
          <table:table-cell table:style-name="ce1" office:value-type="string" calcext:value-type="string">
            <text:p>7687,6</text:p>
          </table:table-cell>
          <table:table-cell table:style-name="ce1" office:value-type="float" office:value="7693" calcext:value-type="float">
            <text:p>7693</text:p>
          </table:table-cell>
          <table:table-cell office:value-type="string" calcext:value-type="string">
            <text:p>57,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EVTSP_2_20_2_TW_5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7694.67 7694.67 7689.26 7681.92 7696.09</text:p>
          </table:table-cell>
          <table:table-cell table:style-name="ce1" office:value-type="string" calcext:value-type="string">
            <text:p>7681,9</text:p>
          </table:table-cell>
          <table:table-cell table:style-name="ce1" office:value-type="string" calcext:value-type="string">
            <text:p>7691,3</text:p>
          </table:table-cell>
          <table:table-cell office:value-type="float" office:value="62899" calcext:value-type="float">
            <text:p>628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EVTSP_2_20_3_TW_0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7755.26 7775.69 7739.28 7742.07 7755.30</text:p>
          </table:table-cell>
          <table:table-cell table:style-name="ce1" office:value-type="string" calcext:value-type="string">
            <text:p>7739,3</text:p>
          </table:table-cell>
          <table:table-cell table:style-name="ce1" office:value-type="string" calcext:value-type="string">
            <text:p>7753,5</text:p>
          </table:table-cell>
          <table:table-cell office:value-type="float" office:value="41715" calcext:value-type="float">
            <text:p>417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EVTSP_2_20_3_TW_1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7739.63 7744.61 7742.86 7743.01 7722.18</text:p>
          </table:table-cell>
          <table:table-cell table:style-name="ce1" office:value-type="string" calcext:value-type="string">
            <text:p>7722,2</text:p>
          </table:table-cell>
          <table:table-cell table:style-name="ce1" office:value-type="string" calcext:value-type="string">
            <text:p>7738,5</text:p>
          </table:table-cell>
          <table:table-cell office:value-type="float" office:value="51315" calcext:value-type="float">
            <text:p>513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EVTSP_2_20_3_TW_2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7743.76 7737.09 7740.73 7729.46 7727.24</text:p>
          </table:table-cell>
          <table:table-cell table:style-name="ce1" office:value-type="string" calcext:value-type="string">
            <text:p>7727,2</text:p>
          </table:table-cell>
          <table:table-cell table:style-name="ce1" office:value-type="string" calcext:value-type="string">
            <text:p>7735,7</text:p>
          </table:table-cell>
          <table:table-cell office:value-type="float" office:value="56608" calcext:value-type="float">
            <text:p>566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EVTSP_2_20_3_TW_3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7748.74 7766.74 7761.82 7744.94 7746.09</text:p>
          </table:table-cell>
          <table:table-cell table:style-name="ce1" office:value-type="string" calcext:value-type="string">
            <text:p>7744,9</text:p>
          </table:table-cell>
          <table:table-cell table:style-name="ce1" office:value-type="string" calcext:value-type="string">
            <text:p>7753,7</text:p>
          </table:table-cell>
          <table:table-cell office:value-type="float" office:value="68988" calcext:value-type="float">
            <text:p>689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EVTSP_2_20_3_TW_4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7738.51 7741.36 7734.02 7737.77 7736.77</text:p>
          </table:table-cell>
          <table:table-cell table:style-name="ce1" office:value-type="float" office:value="7734" calcext:value-type="float">
            <text:p>7734</text:p>
          </table:table-cell>
          <table:table-cell table:style-name="ce1" office:value-type="string" calcext:value-type="string">
            <text:p>7737,7</text:p>
          </table:table-cell>
          <table:table-cell office:value-type="float" office:value="53683" calcext:value-type="float">
            <text:p>536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EVTSP_2_20_3_TW_5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7732.35 7737.09 7736.72 7740.73 7722.18</text:p>
          </table:table-cell>
          <table:table-cell table:style-name="ce1" office:value-type="string" calcext:value-type="string">
            <text:p>7722,2</text:p>
          </table:table-cell>
          <table:table-cell table:style-name="ce1" office:value-type="string" calcext:value-type="string">
            <text:p>7733,8</text:p>
          </table:table-cell>
          <table:table-cell office:value-type="float" office:value="49799" calcext:value-type="float">
            <text:p>497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EVTSP_3_20_1_TW_0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3414.42 13421.04 13398.81 13387.97 13481.53</text:p>
          </table:table-cell>
          <table:table-cell table:style-name="ce1" office:value-type="float" office:value="13388" calcext:value-type="float">
            <text:p>13388</text:p>
          </table:table-cell>
          <table:table-cell table:style-name="ce1" office:value-type="string" calcext:value-type="string">
            <text:p>13420,8</text:p>
          </table:table-cell>
          <table:table-cell office:value-type="float" office:value="62591" calcext:value-type="float">
            <text:p>625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EVTSP_3_20_1_TW_1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3418.44 13409.50 13366.96 13364.42 13403.07</text:p>
          </table:table-cell>
          <table:table-cell table:style-name="ce1" office:value-type="string" calcext:value-type="string">
            <text:p>13364,4</text:p>
          </table:table-cell>
          <table:table-cell table:style-name="ce1" office:value-type="string" calcext:value-type="string">
            <text:p>13392,5</text:p>
          </table:table-cell>
          <table:table-cell office:value-type="float" office:value="44412" calcext:value-type="float">
            <text:p>444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EVTSP_3_20_1_TW_2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3359.86 13368.35 13361.61 13358.24 13358.98</text:p>
          </table:table-cell>
          <table:table-cell table:style-name="ce1" office:value-type="string" calcext:value-type="string">
            <text:p>13358,2</text:p>
          </table:table-cell>
          <table:table-cell table:style-name="ce1" office:value-type="string" calcext:value-type="string">
            <text:p>13361,4</text:p>
          </table:table-cell>
          <table:table-cell office:value-type="string" calcext:value-type="string">
            <text:p>44,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EVTSP_3_20_1_TW_3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3396.49 13407.20 13469.71 13424.38 13407.84</text:p>
          </table:table-cell>
          <table:table-cell table:style-name="ce1" office:value-type="string" calcext:value-type="string">
            <text:p>13396,5</text:p>
          </table:table-cell>
          <table:table-cell table:style-name="ce1" office:value-type="string" calcext:value-type="string">
            <text:p>13421,1</text:p>
          </table:table-cell>
          <table:table-cell office:value-type="string" calcext:value-type="string">
            <text:p>41,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EVTSP_3_20_1_TW_4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3360.27 13359.16 13385.30 13357.36 13360.64</text:p>
          </table:table-cell>
          <table:table-cell table:style-name="ce1" office:value-type="string" calcext:value-type="string">
            <text:p>13357,4</text:p>
          </table:table-cell>
          <table:table-cell table:style-name="ce1" office:value-type="string" calcext:value-type="string">
            <text:p>13364,5</text:p>
          </table:table-cell>
          <table:table-cell office:value-type="float" office:value="49656" calcext:value-type="float">
            <text:p>496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EVTSP_3_20_1_TW_5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3366.25 13358.24 13363.46 13363.89 13354.87</text:p>
          </table:table-cell>
          <table:table-cell table:style-name="ce1" office:value-type="string" calcext:value-type="string">
            <text:p>13354,9</text:p>
          </table:table-cell>
          <table:table-cell table:style-name="ce1" office:value-type="string" calcext:value-type="string">
            <text:p>13361,3</text:p>
          </table:table-cell>
          <table:table-cell office:value-type="float" office:value="53532" calcext:value-type="float">
            <text:p>535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EVTSP_3_20_2_TW_0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3339.73 13393.25 13383.53 13343.85 13368.60</text:p>
          </table:table-cell>
          <table:table-cell table:style-name="ce1" office:value-type="string" calcext:value-type="string">
            <text:p>13339,7</text:p>
          </table:table-cell>
          <table:table-cell table:style-name="ce1" office:value-type="string" calcext:value-type="string">
            <text:p>13365,8</text:p>
          </table:table-cell>
          <table:table-cell office:value-type="float" office:value="21737" calcext:value-type="float">
            <text:p>217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EVTSP_3_20_2_TW_1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3371.02 13387.70 13338.94 13349.98 13365.99</text:p>
          </table:table-cell>
          <table:table-cell table:style-name="ce1" office:value-type="string" calcext:value-type="string">
            <text:p>13338,9</text:p>
          </table:table-cell>
          <table:table-cell table:style-name="ce1" office:value-type="string" calcext:value-type="string">
            <text:p>13362,7</text:p>
          </table:table-cell>
          <table:table-cell office:value-type="float" office:value="42433" calcext:value-type="float">
            <text:p>424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EVTSP_3_20_2_TW_2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3308.37 13386.03 13388.65 13391.40 13318.15</text:p>
          </table:table-cell>
          <table:table-cell table:style-name="ce1" office:value-type="string" calcext:value-type="string">
            <text:p>13308,4</text:p>
          </table:table-cell>
          <table:table-cell table:style-name="ce1" office:value-type="string" calcext:value-type="string">
            <text:p>13358,5</text:p>
          </table:table-cell>
          <table:table-cell office:value-type="float" office:value="41198" calcext:value-type="float">
            <text:p>411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EVTSP_3_20_2_TW_3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3384.95 13360.44 13402.16 13322.82 13373.60</text:p>
          </table:table-cell>
          <table:table-cell table:style-name="ce1" office:value-type="string" calcext:value-type="string">
            <text:p>13322,8</text:p>
          </table:table-cell>
          <table:table-cell table:style-name="ce1" office:value-type="string" calcext:value-type="string">
            <text:p>13368,8</text:p>
          </table:table-cell>
          <table:table-cell office:value-type="float" office:value="50742" calcext:value-type="float">
            <text:p>507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EVTSP_3_20_2_TW_4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3303.19 13379.06 13356.95 13370.66 13302.03</text:p>
          </table:table-cell>
          <table:table-cell table:style-name="ce1" office:value-type="float" office:value="13302" calcext:value-type="float">
            <text:p>13302</text:p>
          </table:table-cell>
          <table:table-cell table:style-name="ce1" office:value-type="string" calcext:value-type="string">
            <text:p>13342,4</text:p>
          </table:table-cell>
          <table:table-cell office:value-type="float" office:value="38532" calcext:value-type="float">
            <text:p>385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EVTSP_3_20_2_TW_5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3318.95 13350.46 13395.54 13349.15 13391.20</text:p>
          </table:table-cell>
          <table:table-cell table:style-name="ce1" office:value-type="float" office:value="13319" calcext:value-type="float">
            <text:p>13319</text:p>
          </table:table-cell>
          <table:table-cell table:style-name="ce1" office:value-type="string" calcext:value-type="string">
            <text:p>13361,1</text:p>
          </table:table-cell>
          <table:table-cell office:value-type="float" office:value="53379" calcext:value-type="float">
            <text:p>533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EVTSP_3_20_3_TW_0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3360.46 13330.70 13338.03 13379.48 13356.07</text:p>
          </table:table-cell>
          <table:table-cell table:style-name="ce1" office:value-type="string" calcext:value-type="string">
            <text:p>13330,7</text:p>
          </table:table-cell>
          <table:table-cell table:style-name="ce1" office:value-type="string" calcext:value-type="string">
            <text:p>13352,9</text:p>
          </table:table-cell>
          <table:table-cell office:value-type="float" office:value="47582" calcext:value-type="float">
            <text:p>475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EVTSP_3_20_3_TW_1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3360.24 13295.75 13293.35 13291.91 13410.31</text:p>
          </table:table-cell>
          <table:table-cell table:style-name="ce1" office:value-type="string" calcext:value-type="string">
            <text:p>13291,9</text:p>
          </table:table-cell>
          <table:table-cell table:style-name="ce1" office:value-type="string" calcext:value-type="string">
            <text:p>13330,3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EVTSP_3_20_3_TW_2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3276.91 13290.41 13330.21 13295.24 13375.93</text:p>
          </table:table-cell>
          <table:table-cell table:style-name="ce1" office:value-type="string" calcext:value-type="string">
            <text:p>13276,9</text:p>
          </table:table-cell>
          <table:table-cell table:style-name="ce1" office:value-type="string" calcext:value-type="string">
            <text:p>13313,7</text:p>
          </table:table-cell>
          <table:table-cell office:value-type="float" office:value="53147" calcext:value-type="float">
            <text:p>531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EVTSP_3_20_3_TW_3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3320.54 13378.48 13309.21 13313.22 13341.67</text:p>
          </table:table-cell>
          <table:table-cell table:style-name="ce1" office:value-type="string" calcext:value-type="string">
            <text:p>13309,2</text:p>
          </table:table-cell>
          <table:table-cell table:style-name="ce1" office:value-type="string" calcext:value-type="string">
            <text:p>13332,6</text:p>
          </table:table-cell>
          <table:table-cell office:value-type="float" office:value="53611" calcext:value-type="float">
            <text:p>536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EVTSP_3_20_3_TW_4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3310.05 13292.30 13316.17 13341.13 13296.48</text:p>
          </table:table-cell>
          <table:table-cell table:style-name="ce1" office:value-type="string" calcext:value-type="string">
            <text:p>13292,3</text:p>
          </table:table-cell>
          <table:table-cell table:style-name="ce1" office:value-type="string" calcext:value-type="string">
            <text:p>13311,2</text:p>
          </table:table-cell>
          <table:table-cell office:value-type="float" office:value="71688" calcext:value-type="float">
            <text:p>716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EVTSP_3_20_3_TW_5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3292.30 13319.19 13296.51 13376.48 13300.66</text:p>
          </table:table-cell>
          <table:table-cell table:style-name="ce1" office:value-type="string" calcext:value-type="string">
            <text:p>13292,3</text:p>
          </table:table-cell>
          <table:table-cell table:style-name="ce1" office:value-type="float" office:value="13317" calcext:value-type="float">
            <text:p>13317</text:p>
          </table:table-cell>
          <table:table-cell office:value-type="float" office:value="42491" calcext:value-type="float">
            <text:p>424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3">
          <table:table-cell table:style-name="ce1" table:number-columns-repeated="7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Instance <text:s text:c="4"/></text:p>
          </table:table-cell>
          <table:table-cell table:style-name="ce1" office:value-type="string" calcext:value-type="string">
            <text:p>Mh</text:p>
          </table:table-cell>
          <table:table-cell table:style-name="ce1" office:value-type="string" calcext:value-type="string">
            <text:p>Decoder</text:p>
          </table:table-cell>
          <table:table-cell table:style-name="ce1" office:value-type="string" calcext:value-type="string">
            <text:p>Num Runs</text:p>
          </table:table-cell>
          <table:table-cell table:style-name="ce1" office:value-type="string" calcext:value-type="string">
            <text:p>Runs</text:p>
          </table:table-cell>
          <table:table-cell table:style-name="ce1" office:value-type="string" calcext:value-type="string">
            <text:p>Final objValue</text:p>
          </table:table-cell>
          <table:table-cell table:style-name="ce1" office:value-type="string" calcext:value-type="string">
            <text:p>Average objValue</text:p>
          </table:table-cell>
          <table:table-cell office:value-type="string" calcext:value-type="string">
            <text:p>Time Best</text:p>
          </table:table-cell>
          <table:table-cell office:value-type="string" calcext:value-type="string">
            <text:p>Time Total</text:p>
          </table:table-cell>
        </table:table-row>
        <table:table-row table:style-name="ro1">
          <table:table-cell table:style-name="ce1" office:value-type="string" calcext:value-type="string">
            <text:p>HEVTSP_1_20_1_TW_0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2015.99 2015.99 2015.99 2015.99 2015.99</text:p>
          </table:table-cell>
          <table:table-cell table:number-columns-repeated="2" table:style-name="ce1" office:value-type="float" office:value="2016" calcext:value-type="float">
            <text:p>2016</text:p>
          </table:table-cell>
          <table:table-cell office:value-type="string" calcext:value-type="string">
            <text:p>81,070</text:p>
          </table:table-cell>
          <table:table-cell office:value-type="float" office:value="200001" calcext:value-type="float">
            <text:p>200001</text:p>
          </table:table-cell>
        </table:table-row>
        <table:table-row table:style-name="ro1">
          <table:table-cell table:style-name="ce1" office:value-type="string" calcext:value-type="string">
            <text:p>HEVTSP_1_20_1_TW_1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2015.99 2015.99 2015.99 2015.99 2015.99</text:p>
          </table:table-cell>
          <table:table-cell table:number-columns-repeated="2" table:style-name="ce1" office:value-type="float" office:value="2016" calcext:value-type="float">
            <text:p>2016</text:p>
          </table:table-cell>
          <table:table-cell office:value-type="string" calcext:value-type="string">
            <text:p>59,410</text:p>
          </table:table-cell>
          <table:table-cell office:value-type="float" office:value="200001" calcext:value-type="float">
            <text:p>200001</text:p>
          </table:table-cell>
        </table:table-row>
        <table:table-row table:style-name="ro1">
          <table:table-cell table:style-name="ce1" office:value-type="string" calcext:value-type="string">
            <text:p>HEVTSP_1_20_1_TW_2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2015.99 2015.99 2015.99 2015.99 2015.99</text:p>
          </table:table-cell>
          <table:table-cell table:number-columns-repeated="2" table:style-name="ce1" office:value-type="float" office:value="2016" calcext:value-type="float">
            <text:p>2016</text:p>
          </table:table-cell>
          <table:table-cell office:value-type="float" office:value="43.433" calcext:value-type="float">
            <text:p>43,433</text:p>
          </table:table-cell>
          <table:table-cell office:value-type="float" office:value="200001" calcext:value-type="float">
            <text:p>200001</text:p>
          </table:table-cell>
        </table:table-row>
        <table:table-row table:style-name="ro1">
          <table:table-cell table:style-name="ce1" office:value-type="string" calcext:value-type="string">
            <text:p>HEVTSP_1_20_1_TW_3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2015.99 2015.99 2015.99 2015.99 2015.99</text:p>
          </table:table-cell>
          <table:table-cell table:number-columns-repeated="2" table:style-name="ce1" office:value-type="float" office:value="2016" calcext:value-type="float">
            <text:p>2016</text:p>
          </table:table-cell>
          <table:table-cell office:value-type="float" office:value="62.936" calcext:value-type="float">
            <text:p>62,936</text:p>
          </table:table-cell>
          <table:table-cell office:value-type="float" office:value="200001" calcext:value-type="float">
            <text:p>200001</text:p>
          </table:table-cell>
        </table:table-row>
        <table:table-row table:style-name="ro1">
          <table:table-cell table:style-name="ce1" office:value-type="string" calcext:value-type="string">
            <text:p>HEVTSP_1_20_1_TW_4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2015.99 2015.99 2015.99 2015.99 2015.99</text:p>
          </table:table-cell>
          <table:table-cell table:number-columns-repeated="2" table:style-name="ce1" office:value-type="float" office:value="2016" calcext:value-type="float">
            <text:p>2016</text:p>
          </table:table-cell>
          <table:table-cell office:value-type="float" office:value="36.406" calcext:value-type="float">
            <text:p>36,406</text:p>
          </table:table-cell>
          <table:table-cell office:value-type="float" office:value="200001" calcext:value-type="float">
            <text:p>200001</text:p>
          </table:table-cell>
        </table:table-row>
        <table:table-row table:style-name="ro1">
          <table:table-cell table:style-name="ce1" office:value-type="string" calcext:value-type="string">
            <text:p>HEVTSP_1_20_1_TW_5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2015.99 2021.84 2015.99 2015.99 2015.99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2017,2</text:p>
          </table:table-cell>
          <table:table-cell office:value-type="float" office:value="51.487" calcext:value-type="float">
            <text:p>51,487</text:p>
          </table:table-cell>
          <table:table-cell office:value-type="float" office:value="200001" calcext:value-type="float">
            <text:p>200001</text:p>
          </table:table-cell>
        </table:table-row>
        <table:table-row table:style-name="ro1">
          <table:table-cell table:style-name="ce1" office:value-type="string" calcext:value-type="string">
            <text:p>HEVTSP_1_20_2_TW_0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2010.01 2010.01 2010.01 2003.05 2010.01</text:p>
          </table:table-cell>
          <table:table-cell table:style-name="ce1" office:value-type="string" calcext:value-type="string">
            <text:p>2003,1</text:p>
          </table:table-cell>
          <table:table-cell table:style-name="ce1" office:value-type="string" calcext:value-type="string">
            <text:p>2008,6</text:p>
          </table:table-cell>
          <table:table-cell office:value-type="float" office:value="112.855" calcext:value-type="float">
            <text:p>112,855</text:p>
          </table:table-cell>
          <table:table-cell office:value-type="float" office:value="200001" calcext:value-type="float">
            <text:p>200001</text:p>
          </table:table-cell>
        </table:table-row>
        <table:table-row table:style-name="ro1">
          <table:table-cell table:style-name="ce1" office:value-type="string" calcext:value-type="string">
            <text:p>HEVTSP_1_20_2_TW_1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2004.09 2008.81 2000.69 2002.86 2005.16</text:p>
          </table:table-cell>
          <table:table-cell table:style-name="ce1" office:value-type="string" calcext:value-type="string">
            <text:p>2000,7</text:p>
          </table:table-cell>
          <table:table-cell table:style-name="ce1" office:value-type="string" calcext:value-type="string">
            <text:p>2004,3</text:p>
          </table:table-cell>
          <table:table-cell office:value-type="float" office:value="123.105" calcext:value-type="float">
            <text:p>123,105</text:p>
          </table:table-cell>
          <table:table-cell office:value-type="float" office:value="200001" calcext:value-type="float">
            <text:p>200001</text:p>
          </table:table-cell>
        </table:table-row>
        <table:table-row table:style-name="ro1">
          <table:table-cell table:style-name="ce1" office:value-type="string" calcext:value-type="string">
            <text:p>HEVTSP_1_20_2_TW_2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2009.32 2018.59 2003.86 2000.50 2003.73</text:p>
          </table:table-cell>
          <table:table-cell table:style-name="ce1" office:value-type="string" calcext:value-type="string">
            <text:p>2000,5</text:p>
          </table:table-cell>
          <table:table-cell table:style-name="ce1" office:value-type="string" calcext:value-type="string">
            <text:p>2007,2</text:p>
          </table:table-cell>
          <table:table-cell office:value-type="float" office:value="114.744" calcext:value-type="float">
            <text:p>114,744</text:p>
          </table:table-cell>
          <table:table-cell office:value-type="float" office:value="200001" calcext:value-type="float">
            <text:p>200001</text:p>
          </table:table-cell>
        </table:table-row>
        <table:table-row table:style-name="ro1">
          <table:table-cell table:style-name="ce1" office:value-type="string" calcext:value-type="string">
            <text:p>HEVTSP_1_20_2_TW_3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2005.91 1999.80 1999.89 1996.05 2001.63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string" calcext:value-type="string">
            <text:p>2000,7</text:p>
          </table:table-cell>
          <table:table-cell office:value-type="float" office:value="98.433" calcext:value-type="float">
            <text:p>98,43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HEVTSP_1_20_2_TW_4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2001.98 1997.05 1992.88 1984.89 1982.57</text:p>
          </table:table-cell>
          <table:table-cell table:style-name="ce1" office:value-type="string" calcext:value-type="string">
            <text:p>1982,6</text:p>
          </table:table-cell>
          <table:table-cell table:style-name="ce1" office:value-type="string" calcext:value-type="string">
            <text:p>1991,9</text:p>
          </table:table-cell>
          <table:table-cell office:value-type="float" office:value="95.112" calcext:value-type="float">
            <text:p>95,11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HEVTSP_1_20_2_TW_5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2000.24 1987.48 1969.78 1981.73 1972.74</text:p>
          </table:table-cell>
          <table:table-cell table:style-name="ce1" office:value-type="string" calcext:value-type="string">
            <text:p>1969,8</text:p>
          </table:table-cell>
          <table:table-cell table:style-name="ce1" office:value-type="string" calcext:value-type="string">
            <text:p>1982,4</text:p>
          </table:table-cell>
          <table:table-cell office:value-type="float" office:value="87.202" calcext:value-type="float">
            <text:p>87,202</text:p>
          </table:table-cell>
          <table:table-cell office:value-type="float" office:value="172773" calcext:value-type="float">
            <text:p>172773</text:p>
          </table:table-cell>
        </table:table-row>
        <table:table-row table:style-name="ro1">
          <table:table-cell table:style-name="ce1" office:value-type="string" calcext:value-type="string">
            <text:p>HEVTSP_1_20_3_TW_0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620.16 1643.08 1610.61 1642.60 1606.78</text:p>
          </table:table-cell>
          <table:table-cell table:style-name="ce1" office:value-type="string" calcext:value-type="string">
            <text:p>1606,8</text:p>
          </table:table-cell>
          <table:table-cell table:style-name="ce1" office:value-type="string" calcext:value-type="string">
            <text:p>1624,6</text:p>
          </table:table-cell>
          <table:table-cell office:value-type="float" office:value="122.239" calcext:value-type="float">
            <text:p>122,239</text:p>
          </table:table-cell>
          <table:table-cell office:value-type="float" office:value="200001" calcext:value-type="float">
            <text:p>200001</text:p>
          </table:table-cell>
        </table:table-row>
        <table:table-row table:style-name="ro1">
          <table:table-cell table:style-name="ce1" office:value-type="string" calcext:value-type="string">
            <text:p>HEVTSP_1_20_3_TW_1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606.42 1606.57 1606.42 1606.57 1606.42</text:p>
          </table:table-cell>
          <table:table-cell table:style-name="ce1" office:value-type="string" calcext:value-type="string">
            <text:p>1606,4</text:p>
          </table:table-cell>
          <table:table-cell table:style-name="ce1" office:value-type="string" calcext:value-type="string">
            <text:p>1606,5</text:p>
          </table:table-cell>
          <table:table-cell office:value-type="float" office:value="74.454" calcext:value-type="float">
            <text:p>74,454</text:p>
          </table:table-cell>
          <table:table-cell office:value-type="float" office:value="119706" calcext:value-type="float">
            <text:p>119706</text:p>
          </table:table-cell>
        </table:table-row>
        <table:table-row table:style-name="ro1">
          <table:table-cell table:style-name="ce1" office:value-type="string" calcext:value-type="string">
            <text:p>HEVTSP_1_20_3_TW_2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646.65 1646.65 1634.25 1633.75 1646.82</text:p>
          </table:table-cell>
          <table:table-cell table:style-name="ce1" office:value-type="string" calcext:value-type="string">
            <text:p>1633,7</text:p>
          </table:table-cell>
          <table:table-cell table:style-name="ce1" office:value-type="string" calcext:value-type="string">
            <text:p>1641,6</text:p>
          </table:table-cell>
          <table:table-cell office:value-type="float" office:value="102.498" calcext:value-type="float">
            <text:p>102,498</text:p>
          </table:table-cell>
          <table:table-cell office:value-type="float" office:value="200001" calcext:value-type="float">
            <text:p>200001</text:p>
          </table:table-cell>
        </table:table-row>
        <table:table-row table:style-name="ro1">
          <table:table-cell table:style-name="ce1" office:value-type="string" calcext:value-type="string">
            <text:p>HEVTSP_1_20_3_TW_3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606.42 1606.42 1606.42 1606.42 1606.42</text:p>
          </table:table-cell>
          <table:table-cell table:number-columns-repeated="2" table:style-name="ce1" office:value-type="string" calcext:value-type="string">
            <text:p>1606,4</text:p>
          </table:table-cell>
          <table:table-cell office:value-type="float" office:value="49.939" calcext:value-type="float">
            <text:p>49,939</text:p>
          </table:table-cell>
          <table:table-cell office:value-type="string" calcext:value-type="string">
            <text:p>49,94</text:p>
          </table:table-cell>
        </table:table-row>
        <table:table-row table:style-name="ro1">
          <table:table-cell table:style-name="ce1" office:value-type="string" calcext:value-type="string">
            <text:p>HEVTSP_1_20_3_TW_4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606.42 1606.42 1606.42 1606.42 1606.42</text:p>
          </table:table-cell>
          <table:table-cell table:number-columns-repeated="2" table:style-name="ce1" office:value-type="string" calcext:value-type="string">
            <text:p>1606,4</text:p>
          </table:table-cell>
          <table:table-cell office:value-type="float" office:value="68.665" calcext:value-type="float">
            <text:p>68,665</text:p>
          </table:table-cell>
          <table:table-cell office:value-type="float" office:value="68666" calcext:value-type="float">
            <text:p>68666</text:p>
          </table:table-cell>
        </table:table-row>
        <table:table-row table:style-name="ro1">
          <table:table-cell table:style-name="ce1" office:value-type="string" calcext:value-type="string">
            <text:p>HEVTSP_1_20_3_TW_5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646.65 1634.68 1646.65 1646.65 1646.65</text:p>
          </table:table-cell>
          <table:table-cell table:style-name="ce1" office:value-type="string" calcext:value-type="string">
            <text:p>1634,7</text:p>
          </table:table-cell>
          <table:table-cell table:style-name="ce1" office:value-type="string" calcext:value-type="string">
            <text:p>1644,3</text:p>
          </table:table-cell>
          <table:table-cell office:value-type="float" office:value="99.482" calcext:value-type="float">
            <text:p>99,482</text:p>
          </table:table-cell>
          <table:table-cell office:value-type="float" office:value="200001" calcext:value-type="float">
            <text:p>200001</text:p>
          </table:table-cell>
        </table:table-row>
        <table:table-row table:style-name="ro1">
          <table:table-cell table:style-name="ce1" office:value-type="string" calcext:value-type="string">
            <text:p>HEVTSP_2_20_1_TW_0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7859.77 7825.74 7835.62 7828.79 7863.70</text:p>
          </table:table-cell>
          <table:table-cell table:style-name="ce1" office:value-type="string" calcext:value-type="string">
            <text:p>7825,7</text:p>
          </table:table-cell>
          <table:table-cell table:style-name="ce1" office:value-type="string" calcext:value-type="string">
            <text:p>7842,7</text:p>
          </table:table-cell>
          <table:table-cell office:value-type="float" office:value="93.897" calcext:value-type="float">
            <text:p>93,89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HEVTSP_2_20_1_TW_1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7829.59 7824.80 7823.56 7810.82 7852.75</text:p>
          </table:table-cell>
          <table:table-cell table:style-name="ce1" office:value-type="string" calcext:value-type="string">
            <text:p>7810,8</text:p>
          </table:table-cell>
          <table:table-cell table:style-name="ce1" office:value-type="string" calcext:value-type="string">
            <text:p>7828,3</text:p>
          </table:table-cell>
          <table:table-cell office:value-type="float" office:value="130.561" calcext:value-type="float">
            <text:p>130,56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HEVTSP_2_20_1_TW_2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7807.56 7822.41 7823.03 7807.05 7807.05</text:p>
          </table:table-cell>
          <table:table-cell table:style-name="ce1" office:value-type="string" calcext:value-type="string">
            <text:p>7807,1</text:p>
          </table:table-cell>
          <table:table-cell table:style-name="ce1" office:value-type="string" calcext:value-type="string">
            <text:p>7813,4</text:p>
          </table:table-cell>
          <table:table-cell office:value-type="float" office:value="94.889" calcext:value-type="float">
            <text:p>94,889</text:p>
          </table:table-cell>
          <table:table-cell office:value-type="float" office:value="157713" calcext:value-type="float">
            <text:p>157713</text:p>
          </table:table-cell>
        </table:table-row>
        <table:table-row table:style-name="ro1">
          <table:table-cell table:style-name="ce1" office:value-type="string" calcext:value-type="string">
            <text:p>HEVTSP_2_20_1_TW_3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7823.31 7870.72 7887.08 7857.58 7832.43</text:p>
          </table:table-cell>
          <table:table-cell table:style-name="ce1" office:value-type="string" calcext:value-type="string">
            <text:p>7823,3</text:p>
          </table:table-cell>
          <table:table-cell table:style-name="ce1" office:value-type="string" calcext:value-type="string">
            <text:p>7854,2</text:p>
          </table:table-cell>
          <table:table-cell office:value-type="float" office:value="82.934" calcext:value-type="float">
            <text:p>82,93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HEVTSP_2_20_1_TW_4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7822.64 7831.79 7824.94 7823.56 7818.57</text:p>
          </table:table-cell>
          <table:table-cell table:style-name="ce1" office:value-type="string" calcext:value-type="string">
            <text:p>7818,6</text:p>
          </table:table-cell>
          <table:table-cell table:style-name="ce1" office:value-type="string" calcext:value-type="string">
            <text:p>7824,3</text:p>
          </table:table-cell>
          <table:table-cell office:value-type="float" office:value="86.662" calcext:value-type="float">
            <text:p>86,66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HEVTSP_2_20_1_TW_5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7807.56 7812.56 7810.82 7821.31 7820.37</text:p>
          </table:table-cell>
          <table:table-cell table:style-name="ce1" office:value-type="string" calcext:value-type="string">
            <text:p>7807,6</text:p>
          </table:table-cell>
          <table:table-cell table:style-name="ce1" office:value-type="string" calcext:value-type="string">
            <text:p>7814,5</text:p>
          </table:table-cell>
          <table:table-cell office:value-type="float" office:value="151.513" calcext:value-type="float">
            <text:p>151,51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HEVTSP_2_20_2_TW_0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7698.36 7701.82 7696.55 7692.90 7700.40</text:p>
          </table:table-cell>
          <table:table-cell table:style-name="ce1" office:value-type="string" calcext:value-type="string">
            <text:p>7692,9</text:p>
          </table:table-cell>
          <table:table-cell table:style-name="ce1" office:value-type="float" office:value="7698" calcext:value-type="float">
            <text:p>7698</text:p>
          </table:table-cell>
          <table:table-cell office:value-type="float" office:value="121.648" calcext:value-type="float">
            <text:p>121,64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HEVTSP_2_20_2_TW_1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7706.03 7692.62 7697.10 7690.10 7690.08</text:p>
          </table:table-cell>
          <table:table-cell table:style-name="ce1" office:value-type="string" calcext:value-type="string">
            <text:p>7690,1</text:p>
          </table:table-cell>
          <table:table-cell table:style-name="ce1" office:value-type="string" calcext:value-type="string">
            <text:p>7695,2</text:p>
          </table:table-cell>
          <table:table-cell office:value-type="float" office:value="81.317" calcext:value-type="float">
            <text:p>81,31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HEVTSP_2_20_2_TW_2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7687.74 7672.32 7691.32 7693.11 7688.73</text:p>
          </table:table-cell>
          <table:table-cell table:style-name="ce1" office:value-type="string" calcext:value-type="string">
            <text:p>7672,3</text:p>
          </table:table-cell>
          <table:table-cell table:style-name="ce1" office:value-type="string" calcext:value-type="string">
            <text:p>7686,6</text:p>
          </table:table-cell>
          <table:table-cell office:value-type="float" office:value="82.893" calcext:value-type="float">
            <text:p>82,89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HEVTSP_2_20_2_TW_3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7698.72 7701.48 7688.45 7701.35 7694.98</text:p>
          </table:table-cell>
          <table:table-cell table:style-name="ce1" office:value-type="string" calcext:value-type="string">
            <text:p>7688,5</text:p>
          </table:table-cell>
          <table:table-cell table:style-name="ce1" office:value-type="float" office:value="7697" calcext:value-type="float">
            <text:p>7697</text:p>
          </table:table-cell>
          <table:table-cell office:value-type="float" office:value="90.734" calcext:value-type="float">
            <text:p>90,73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HEVTSP_2_20_2_TW_4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7694.79 7689.35 7689.90 7696.09 7686.72</text:p>
          </table:table-cell>
          <table:table-cell table:style-name="ce1" office:value-type="string" calcext:value-type="string">
            <text:p>7686,7</text:p>
          </table:table-cell>
          <table:table-cell table:style-name="ce1" office:value-type="string" calcext:value-type="string">
            <text:p>7691,4</text:p>
          </table:table-cell>
          <table:table-cell office:value-type="float" office:value="128.495" calcext:value-type="float">
            <text:p>128,49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HEVTSP_2_20_2_TW_5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7671.57 7693.76 7686.60 7696.21 7685.97</text:p>
          </table:table-cell>
          <table:table-cell table:style-name="ce1" office:value-type="string" calcext:value-type="string">
            <text:p>7671,6</text:p>
          </table:table-cell>
          <table:table-cell table:style-name="ce1" office:value-type="string" calcext:value-type="string">
            <text:p>7686,8</text:p>
          </table:table-cell>
          <table:table-cell office:value-type="float" office:value="101.379" calcext:value-type="float">
            <text:p>101,37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HEVTSP_2_20_3_TW_0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7762.16 7736.44 7716.02 7745.24 7744.24</text:p>
          </table:table-cell>
          <table:table-cell table:style-name="ce1" office:value-type="float" office:value="7716" calcext:value-type="float">
            <text:p>7716</text:p>
          </table:table-cell>
          <table:table-cell table:style-name="ce1" office:value-type="string" calcext:value-type="string">
            <text:p>7740,8</text:p>
          </table:table-cell>
          <table:table-cell office:value-type="float" office:value="95.531" calcext:value-type="float">
            <text:p>95,53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HEVTSP_2_20_3_TW_1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7745.16 7749.63 7740.12 7740.05 7740.17</text:p>
          </table:table-cell>
          <table:table-cell table:style-name="ce1" office:value-type="string" calcext:value-type="string">
            <text:p>7740,1</text:p>
          </table:table-cell>
          <table:table-cell table:style-name="ce1" office:value-type="float" office:value="7743" calcext:value-type="float">
            <text:p>7743</text:p>
          </table:table-cell>
          <table:table-cell office:value-type="float" office:value="94.313" calcext:value-type="float">
            <text:p>94,31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HEVTSP_2_20_3_TW_2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7736.77 7725.34 7736.64 7720.85 7727.79</text:p>
          </table:table-cell>
          <table:table-cell table:style-name="ce1" office:value-type="string" calcext:value-type="string">
            <text:p>7720,8</text:p>
          </table:table-cell>
          <table:table-cell table:style-name="ce1" office:value-type="string" calcext:value-type="string">
            <text:p>7729,5</text:p>
          </table:table-cell>
          <table:table-cell office:value-type="float" office:value="94.564" calcext:value-type="float">
            <text:p>94,56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HEVTSP_2_20_3_TW_3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7713.99 7731.65 7735.31 7745.19 7732.71</text:p>
          </table:table-cell>
          <table:table-cell table:style-name="ce1" office:value-type="float" office:value="7714" calcext:value-type="float">
            <text:p>7714</text:p>
          </table:table-cell>
          <table:table-cell table:style-name="ce1" office:value-type="string" calcext:value-type="string">
            <text:p>7731,8</text:p>
          </table:table-cell>
          <table:table-cell office:value-type="string" calcext:value-type="string">
            <text:p>78,9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HEVTSP_2_20_3_TW_4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7725.11 7741.29 7737.26 7736.77 7739.48</text:p>
          </table:table-cell>
          <table:table-cell table:style-name="ce1" office:value-type="string" calcext:value-type="string">
            <text:p>7725,1</text:p>
          </table:table-cell>
          <table:table-cell table:style-name="ce1" office:value-type="float" office:value="7736" calcext:value-type="float">
            <text:p>7736</text:p>
          </table:table-cell>
          <table:table-cell office:value-type="float" office:value="132.597" calcext:value-type="float">
            <text:p>132,59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HEVTSP_2_20_3_TW_5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7735.20 7732.60 7722.18 7715.01 7725.94</text:p>
          </table:table-cell>
          <table:table-cell table:style-name="ce1" office:value-type="float" office:value="7715" calcext:value-type="float">
            <text:p>7715</text:p>
          </table:table-cell>
          <table:table-cell table:style-name="ce1" office:value-type="string" calcext:value-type="string">
            <text:p>7726,2</text:p>
          </table:table-cell>
          <table:table-cell office:value-type="float" office:value="74.873" calcext:value-type="float">
            <text:p>74,87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HEVTSP_3_20_1_TW_0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3422.53 13456.40 13411.27 13386.81 13390.15</text:p>
          </table:table-cell>
          <table:table-cell table:style-name="ce1" office:value-type="string" calcext:value-type="string">
            <text:p>13386,8</text:p>
          </table:table-cell>
          <table:table-cell table:style-name="ce1" office:value-type="string" calcext:value-type="string">
            <text:p>13413,4</text:p>
          </table:table-cell>
          <table:table-cell office:value-type="float" office:value="112.067" calcext:value-type="float">
            <text:p>112,06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HEVTSP_3_20_1_TW_1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3360.25 13376.26 13363.73 13390.80 13360.16</text:p>
          </table:table-cell>
          <table:table-cell table:style-name="ce1" office:value-type="string" calcext:value-type="string">
            <text:p>13360,2</text:p>
          </table:table-cell>
          <table:table-cell table:style-name="ce1" office:value-type="string" calcext:value-type="string">
            <text:p>13370,2</text:p>
          </table:table-cell>
          <table:table-cell office:value-type="float" office:value="164.445" calcext:value-type="float">
            <text:p>164,44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HEVTSP_3_20_1_TW_2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3370.86 13360.46 13358.24 13358.89 13377.48</text:p>
          </table:table-cell>
          <table:table-cell table:style-name="ce1" office:value-type="string" calcext:value-type="string">
            <text:p>13358,2</text:p>
          </table:table-cell>
          <table:table-cell table:style-name="ce1" office:value-type="string" calcext:value-type="string">
            <text:p>13365,2</text:p>
          </table:table-cell>
          <table:table-cell office:value-type="string" calcext:value-type="string">
            <text:p>102,93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HEVTSP_3_20_1_TW_3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3373.35 13411.75 13383.39 13362.58 13362.19</text:p>
          </table:table-cell>
          <table:table-cell table:style-name="ce1" office:value-type="string" calcext:value-type="string">
            <text:p>13362,2</text:p>
          </table:table-cell>
          <table:table-cell table:style-name="ce1" office:value-type="string" calcext:value-type="string">
            <text:p>13378,7</text:p>
          </table:table-cell>
          <table:table-cell office:value-type="float" office:value="98.124" calcext:value-type="float">
            <text:p>98,12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HEVTSP_3_20_1_TW_4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3358.73 13360.69 13365.70 13367.01 13364.44</text:p>
          </table:table-cell>
          <table:table-cell table:style-name="ce1" office:value-type="string" calcext:value-type="string">
            <text:p>13358,7</text:p>
          </table:table-cell>
          <table:table-cell table:style-name="ce1" office:value-type="string" calcext:value-type="string">
            <text:p>13363,3</text:p>
          </table:table-cell>
          <table:table-cell office:value-type="float" office:value="103.253" calcext:value-type="float">
            <text:p>103,25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HEVTSP_3_20_1_TW_5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3354.87 13358.69 13343.32 13366.36 13359.16</text:p>
          </table:table-cell>
          <table:table-cell table:style-name="ce1" office:value-type="string" calcext:value-type="string">
            <text:p>13343,3</text:p>
          </table:table-cell>
          <table:table-cell table:style-name="ce1" office:value-type="string" calcext:value-type="string">
            <text:p>13356,5</text:p>
          </table:table-cell>
          <table:table-cell office:value-type="float" office:value="83.206" calcext:value-type="float">
            <text:p>83,206</text:p>
          </table:table-cell>
          <table:table-cell office:value-type="float" office:value="163541" calcext:value-type="float">
            <text:p>163541</text:p>
          </table:table-cell>
        </table:table-row>
        <table:table-row table:style-name="ro1">
          <table:table-cell table:style-name="ce1" office:value-type="string" calcext:value-type="string">
            <text:p>HEVTSP_3_20_2_TW_0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3362.94 13391.43 13356.66 13379.59 13375.79</text:p>
          </table:table-cell>
          <table:table-cell table:style-name="ce1" office:value-type="string" calcext:value-type="string">
            <text:p>13356,7</text:p>
          </table:table-cell>
          <table:table-cell table:style-name="ce1" office:value-type="string" calcext:value-type="string">
            <text:p>13373,3</text:p>
          </table:table-cell>
          <table:table-cell office:value-type="float" office:value="91.696" calcext:value-type="float">
            <text:p>91,69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HEVTSP_3_20_2_TW_1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3344.25 13365.73 13363.46 13371.98 13310.12</text:p>
          </table:table-cell>
          <table:table-cell table:style-name="ce1" office:value-type="string" calcext:value-type="string">
            <text:p>13310,1</text:p>
          </table:table-cell>
          <table:table-cell table:style-name="ce1" office:value-type="string" calcext:value-type="string">
            <text:p>13351,1</text:p>
          </table:table-cell>
          <table:table-cell office:value-type="float" office:value="113.405" calcext:value-type="float">
            <text:p>113,40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HEVTSP_3_20_2_TW_2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3365.11 13348.26 13307.93 13342.08 13349.83</text:p>
          </table:table-cell>
          <table:table-cell table:style-name="ce1" office:value-type="string" calcext:value-type="string">
            <text:p>13307,9</text:p>
          </table:table-cell>
          <table:table-cell table:style-name="ce1" office:value-type="string" calcext:value-type="string">
            <text:p>13342,6</text:p>
          </table:table-cell>
          <table:table-cell office:value-type="float" office:value="116.058" calcext:value-type="float">
            <text:p>116,05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HEVTSP_3_20_2_TW_3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3311.80 13361.09 13324.27 13324.85 13365.96</text:p>
          </table:table-cell>
          <table:table-cell table:style-name="ce1" office:value-type="string" calcext:value-type="string">
            <text:p>13311,8</text:p>
          </table:table-cell>
          <table:table-cell table:style-name="ce1" office:value-type="string" calcext:value-type="string">
            <text:p>13337,6</text:p>
          </table:table-cell>
          <table:table-cell office:value-type="float" office:value="79.402" calcext:value-type="float">
            <text:p>79,40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HEVTSP_3_20_2_TW_4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3354.15 13315.99 13306.65 13396.75 13308.27</text:p>
          </table:table-cell>
          <table:table-cell table:style-name="ce1" office:value-type="string" calcext:value-type="string">
            <text:p>13306,6</text:p>
          </table:table-cell>
          <table:table-cell table:style-name="ce1" office:value-type="string" calcext:value-type="string">
            <text:p>13336,4</text:p>
          </table:table-cell>
          <table:table-cell office:value-type="float" office:value="58.494" calcext:value-type="float">
            <text:p>58,49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HEVTSP_3_20_2_TW_5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3349.54 13309.10 13304.50 13344.63 13378.35</text:p>
          </table:table-cell>
          <table:table-cell table:style-name="ce1" office:value-type="string" calcext:value-type="string">
            <text:p>13304,5</text:p>
          </table:table-cell>
          <table:table-cell table:style-name="ce1" office:value-type="string" calcext:value-type="string">
            <text:p>13337,2</text:p>
          </table:table-cell>
          <table:table-cell office:value-type="string" calcext:value-type="string">
            <text:p>60,33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HEVTSP_3_20_3_TW_0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3410.42 13389.81 13298.04 13282.76 13302.89</text:p>
          </table:table-cell>
          <table:table-cell table:style-name="ce1" office:value-type="string" calcext:value-type="string">
            <text:p>13282,8</text:p>
          </table:table-cell>
          <table:table-cell table:style-name="ce1" office:value-type="string" calcext:value-type="string">
            <text:p>13336,8</text:p>
          </table:table-cell>
          <table:table-cell office:value-type="float" office:value="155.513" calcext:value-type="float">
            <text:p>155,51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HEVTSP_3_20_3_TW_1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3315.80 13406.35 13373.07 13338.37 13296.83</text:p>
          </table:table-cell>
          <table:table-cell table:style-name="ce1" office:value-type="string" calcext:value-type="string">
            <text:p>13296,8</text:p>
          </table:table-cell>
          <table:table-cell table:style-name="ce1" office:value-type="string" calcext:value-type="string">
            <text:p>13346,1</text:p>
          </table:table-cell>
          <table:table-cell office:value-type="float" office:value="58.651" calcext:value-type="float">
            <text:p>58,65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HEVTSP_3_20_3_TW_2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3292.30 13325.06 13292.85 13280.27 13295.75</text:p>
          </table:table-cell>
          <table:table-cell table:style-name="ce1" office:value-type="string" calcext:value-type="string">
            <text:p>13280,3</text:p>
          </table:table-cell>
          <table:table-cell table:style-name="ce1" office:value-type="string" calcext:value-type="string">
            <text:p>13297,2</text:p>
          </table:table-cell>
          <table:table-cell office:value-type="float" office:value="33.486" calcext:value-type="float">
            <text:p>33,48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HEVTSP_3_20_3_TW_3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3281.60 13293.53 13314.23 13350.62 13292.30</text:p>
          </table:table-cell>
          <table:table-cell table:style-name="ce1" office:value-type="string" calcext:value-type="string">
            <text:p>13281,6</text:p>
          </table:table-cell>
          <table:table-cell table:style-name="ce1" office:value-type="string" calcext:value-type="string">
            <text:p>13306,5</text:p>
          </table:table-cell>
          <table:table-cell office:value-type="float" office:value="99.643" calcext:value-type="float">
            <text:p>99,64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HEVTSP_3_20_3_TW_4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3296.34 13281.61 13295.16 13295.65 13310.37</text:p>
          </table:table-cell>
          <table:table-cell table:style-name="ce1" office:value-type="string" calcext:value-type="string">
            <text:p>13281,6</text:p>
          </table:table-cell>
          <table:table-cell table:style-name="ce1" office:value-type="string" calcext:value-type="string">
            <text:p>13295,8</text:p>
          </table:table-cell>
          <table:table-cell office:value-type="float" office:value="111.657" calcext:value-type="float">
            <text:p>111,65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HEVTSP_3_20_3_TW_5</text:p>
          </table:table-cell>
          <table:table-cell table:style-name="ce1" office:value-type="string" calcext:value-type="string">
            <text:p>S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13294.84 13333.58 13293.30 13299.10 13292.63</text:p>
          </table:table-cell>
          <table:table-cell table:style-name="ce1" office:value-type="string" calcext:value-type="string">
            <text:p>13292,6</text:p>
          </table:table-cell>
          <table:table-cell table:style-name="ce1" office:value-type="string" calcext:value-type="string">
            <text:p>13302,7</text:p>
          </table:table-cell>
          <table:table-cell office:value-type="float" office:value="77.704" calcext:value-type="float">
            <text:p>77,7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formula="of:=AVERAGE([.H60:.H113])" office:value-type="float" office:value="94.6651836734694" calcext:value-type="float">
            <text:p>94,6651836734694</text:p>
          </table:table-cell>
          <table:table-cell/>
        </table:table-row>
        <table:table-row table:style-name="ro1" table:number-rows-repeated="104846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06T18:12:29.550000000</dc:date>
    <meta:editing-duration>PT6M37S</meta:editing-duration>
    <meta:editing-cycles>1</meta:editing-cycles>
    <meta:generator>LibreOffice/7.5.1.2$Windows_X86_64 LibreOffice_project/fcbaee479e84c6cd81291587d2ee68cba099e129</meta:generator>
    <meta:document-statistic meta:table-count="1" meta:cell-count="991" meta:object-count="0"/>
  </office:meta>
</office:document-meta>
</file>